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styles.xml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2"/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Heading_20_2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7" text:outline-level="2">MI-PAA</text:h>
      <text:h text:style-name="P7" text:outline-level="2">úkol č.2</text:h>
      <text:h text:style-name="P7" text:outline-level="2">Řešení problému přelévání vody</text:h>
      <text:p text:style-name="P4"/>
      <text:h text:style-name="Heading_20_2" text:outline-level="2">Zadání</text:h>
      <text:list xml:id="list561264968" text:style-name="L1">
        <text:list-item>
          <text:p text:style-name="P3">Navrhněte a implementujte heuristiku řešící zobecněný problém přelévání vody. Heuristiku otestujte na všech zkušebních instancích a srovnejte s prohledáváním stavového prostoru do šířky (BFS).</text:p>
        </text:list-item>
      </text:list>
      <text:p text:style-name="Standard"/>
      <text:h text:style-name="Heading_20_2" text:outline-level="2">Řešení</text:h>
      <text:p text:style-name="Text_20_body"><text:tab/>Implementováno jako prohledávání stavového prostoru do šířky, kde přechody mezi stavy byly vyjádřeny operací s vodou/kbelíkem. Jednotlivými operacemi bylo:</text:p>
      <text:list xml:id="list878148911" text:style-name="L2">
        <text:list-item>
          <text:p text:style-name="P5">vyprázdnění kbelíku</text:p>
        </text:list-item>
        <text:list-item>
          <text:p text:style-name="P5">naplnění plného kbelíku</text:p>
        </text:list-item>
        <text:list-item>
          <text:p text:style-name="P5">přelití vody z jednoho kbelíku do druhého, omezeno velikostí cílového kbelíku.</text:p>
        </text:list-item>
      </text:list>
      <text:p text:style-name="Text_20_body">Vygenerované stavy byly umisťovány do fronty, odkud byly později přebírány k dalšímu zpracování. Rozdílem mezi řešením hrubou silou a jednoduchou heuristikou byla právě tato fronta, jež byla v heuristice zaměněna za za frontu prioritní. Prioritou v tomto případě byl počet již správně <text:s/>naplněných kbelíků, podle požadovaného výsledku.</text:p>
      <text:p text:style-name="Text_20_body"><text:tab/>Implementační detaily (HW či programovací jazyk) nejsou pro toto řešení důležité, neboť nedocházelo k měření žádných implementačně ovlivnitelných specifik, byly měřeny údaje pouze související s algoritmickou efektivitou řešení.</text:p>
      <text:h text:style-name="Heading_20_2" text:outline-level="2">Naměřené výsledky</text:h>
      <text:p text:style-name="Text_20_body">V tabulce jsou zobrazeny výsledky, rozdělené podle obou metod. Hrubou silou při prohledávání do šířky bylo nalezeno nejoptimálnější řešení, jež bylo i v jednom případě manuálně ověřeno jako řešení korektní (v přiloženém souboru <text:span text:style-name="T1">cesta_k_reseni_id11</text:span>). Méně optimální řešení bylo vždy nalezeno také zvolenou heuristikou, kde u stejné instance bylo řešení taktéž ověřeno (soubor <text:span text:style-name="T1">cesta_k_reseni_heur_id11</text:span>). Při manuální kontrole jsem objevil jisté nadbytečné operace, které by zřejmě bylo možné odstranit nějakou jednoduchou optimalizací výsledku. Konkrétně v instanci 11 jde o operace v první třetině řešení, na počátku naplnění kbelíku číslo jedna, a po několika operacích, jež s tímto kbelíkem vůbec nesouvisí, opět vylití onoho kbelíku. Zde by tedy případná optimalizace výrazně zpřesnila řešení, nicméně jde o rozšíření a zesložitění zvolené heuristiky, jež by nebylo možné přímo porovnat s řešením hrubou silou.</text:p>
      <text:p text:style-name="P6">rel chyba<text:span text:style-name="T2"> míra, o kolik je naměřená heuristická hloubka stromu horší proti optimální (zjištěné hrubou silou). V průměru byla dosažená hloubka o cca. jednou tolik větší, tedy dvojnásobná.</text:span></text:p>
      <text:p text:style-name="P6">Zrychleni<text:span text:style-name="T2"> ukazuje, kolik procent operací původního výpočtu bylo použito k vypočtení heuristického </text:span><text:soft-page-break/><text:span text:style-name="T2">výsledku.</text:span></text:p>
      <text:p text:style-name="Text_20_body"><draw:frame draw:style-name="fr1" draw:name="Objekt2" text:anchor-type="paragraph" svg:x="-1.554cm" svg:y="-0.064cm" svg:width="20.327cm" svg:height="6.962cm" draw:z-index="0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Vizualizace výsledků</text:h>
      <text:p text:style-name="Text_20_body"/>
      <text:h text:style-name="Heading_20_3" text:outline-level="3">Porovnání dosažených výsledků</text:h>
      <text:p text:style-name="Text_20_body">V tomto grafu je vidět porovnání počtu operací s kbelíky pro konkrétní instance. Lze vysledovat určitý trend prohloubení heuristického hledání s větší hloubkou optimálního hledaní, nicméně na potvrzení či vyvrácení této hypotézy je k dispozici příliš málo dat.</text:p>
      <text:p text:style-name="Text_20_body"/>
      <text:p text:style-name="Text_20_body"><draw:frame draw:style-name="fr2" draw:name="Objekt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Vygenerované stavy</text:h>
      <text:p text:style-name="Text_20_body">Zde je porovnání nutného počtu vygenerovaných stavů k dosažení nějakého výsledku, podle jednotlivých metod. Porovnáme-li náročnost hrubé síly s optimální hloubkou stromu, uvidíme cca <text:soft-page-break/>přímou úměru, která však v porovnání se zvolenou heuristikou u hlubších stromů výrazně ztrácí na zajímavosti, neboť u zvolené heuristiky roste mnohem pomaleji, a ne zcela přímo úměrně.</text:p>
      <text:p text:style-name="Text_20_body"/>
      <text:p text:style-name="Text_20_body"><draw:frame draw:style-name="fr3" draw:name="Objekt6" text:anchor-type="paragraph" svg:width="16.004cm" svg:height="8.998cm" draw:z-index="2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2" text:outline-level="2">Závěr</text:h>
      <text:p text:style-name="Text_20_body">Pro konkrétní aplikovatelnost a užitečnost zvolené heuristiky by bylo třeba dopředu alespoň částečně vědět optimální hloubku stromu, aby mohla být případně vyřazena a nahrazena hrubou silou, neboť v instancích s malou optimální hloubkou se může stát, že delší teoretický výpočet může v průmyslovém užití být ve výsledku o polovinu rychlejší než některá z heuristik (výpočet 20 místo 2 minut a lití 6 hodin místo tří). V každém případě nám tato vcelku rychlá heuristika dá nějaký rozumný horní odhad, a na tomto základě se dá provést rozhodnutí, zda má cenu snažit se o plně optimální řešení. Ve velkých instancích však nemusí být plná optimalizace možná, díky jejímu příliš strmému růstu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21:36:14</meta:creation-date>
    <dc:date>2012-01-26T23:19:11</dc:date>
    <meta:editing-duration>PT2H50S</meta:editing-duration>
    <meta:editing-cycles>7</meta:editing-cycles>
    <meta:generator>LibreOffice/3.4$Unix LibreOffice_project/340m1$Build-1206</meta:generator>
    <meta:document-statistic meta:table-count="0" meta:image-count="0" meta:object-count="3" meta:page-count="3" meta:paragraph-count="25" meta:word-count="528" meta:character-count="3729" meta:non-whitespace-character-count="32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81cm" svg:y="3.951cm" style:legend-expansion="high" chart:style-name="ch2"/>
        <chart:plot-area chart:style-name="ch3" chart:data-source-has-labels="both" svg:x="0.769cm" svg:y="0.851cm" svg:width="11.403cm" svg:height="7.549cm">
          <chartooo:coordinate-region svg:x="1.39cm" svg:y="1.05cm" svg:width="10.782cm" svg:height="6.70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series chart:style-name="ch8" chart:values-cell-range-address="local-table.$C$2:.$C$16" chart:label-cell-address="local-table.$C$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/brute force</text:p>
              </table:table-cell>
              <table:table-cell office:value-type="string">
                <text:p>heuristika</text:p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default-cell-style-name="Default"/>
        <table:table-column table:style-name="co4" table:default-cell-style-name="ce16"/>
        <table:table-column table:style-name="co1" table:default-cell-style-name="Default"/>
        <table:table-column table:style-name="co1" table:default-cell-style-name="ce16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0" office:value-type="string">
            <text:p>ideal/brute force</text:p>
          </table:table-cell>
          <table:table-cell table:style-name="ce13"/>
          <table:table-cell table:style-name="ce14"/>
          <table:table-cell table:style-name="ce10" office:value-type="string">
            <text:p>heuristika</text:p>
          </table:table-cell>
          <table:table-cell table:style-name="ce13"/>
          <table:table-cell table:style-name="ce14"/>
          <table:table-cell/>
          <table:table-cell table:style-name="Default"/>
        </table:table-row>
        <table:table-row table:style-name="ro1">
          <table:table-cell/>
          <table:table-cell table:style-name="ce9" office:value-type="string">
            <text:p>instance id</text:p>
          </table:table-cell>
          <table:table-cell table:style-name="ce11" office:value-type="string">
            <text:p>hloubka</text:p>
          </table:table-cell>
          <table:table-cell table:style-name="ce9" office:value-type="string">
            <text:p>prohledano stavu</text:p>
          </table:table-cell>
          <table:table-cell table:style-name="ce15" office:value-type="string">
            <text:p>vygenerovano stavu</text:p>
          </table:table-cell>
          <table:table-cell table:style-name="ce11" office:value-type="string">
            <text:p>hloubka</text:p>
          </table:table-cell>
          <table:table-cell table:style-name="ce9" office:value-type="string">
            <text:p>prohledano stavu</text:p>
          </table:table-cell>
          <table:table-cell table:style-name="ce15" office:value-type="string">
            <text:p>vygenerovano stavu</text:p>
          </table:table-cell>
          <table:table-cell table:style-name="ce9" office:value-type="string">
            <text:p>rel chyba</text:p>
          </table:table-cell>
          <table:table-cell table:style-name="ce9" office:value-type="string">
            <text:p>Zrychleni [%]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8926">
            <text:p>8926</text:p>
          </table:table-cell>
          <table:table-cell table:style-name="ce13" office:value-type="float" office:value="8991">
            <text:p>8991</text:p>
          </table:table-cell>
          <table:table-cell table:style-name="ce10" office:value-type="float" office:value="18">
            <text:p>18</text:p>
          </table:table-cell>
          <table:table-cell table:style-name="ce13" office:value-type="float" office:value="96">
            <text:p>96</text:p>
          </table:table-cell>
          <table:table-cell table:style-name="ce14" office:value-type="float" office:value="1046">
            <text:p>1046</text:p>
          </table:table-cell>
          <table:table-cell table:style-name="ce13" table:formula="of:=([.F5]-[.C5])/[.C5]" office:value-type="float" office:value="0.8">
            <text:p>0,8</text:p>
          </table:table-cell>
          <table:table-cell table:style-name="ce14" table:formula="of:=(1/([.D5]/[.G5]))*100" office:value-type="float" office:value="1.07550974680708">
            <text:p>1,075509746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039">
            <text:p>6039</text:p>
          </table:table-cell>
          <table:table-cell office:value-type="float" office:value="8083">
            <text:p>8083</text:p>
          </table:table-cell>
          <table:table-cell office:value-type="float" office:value="17">
            <text:p>17</text:p>
          </table:table-cell>
          <table:table-cell office:value-type="float" office:value="422">
            <text:p>422</text:p>
          </table:table-cell>
          <table:table-cell office:value-type="float" office:value="1840">
            <text:p>1840</text:p>
          </table:table-cell>
          <table:table-cell table:formula="of:=([.F6]-[.C6])/[.C6]" office:value-type="float" office:value="1.125">
            <text:p>1,125</text:p>
          </table:table-cell>
          <table:table-cell table:formula="of:=(1/([.D6]/[.G6]))*100" office:value-type="float" office:value="6.98791190594469">
            <text:p>6,987911905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703">
            <text:p>5703</text:p>
          </table:table-cell>
          <table:table-cell office:value-type="float" office:value="7915">
            <text:p>791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72">
            <text:p>172</text:p>
          </table:table-cell>
          <table:table-cell table:formula="of:=([.F7]-[.C7])/[.C7]" office:value-type="float" office:value="0.25">
            <text:p>0,25</text:p>
          </table:table-cell>
          <table:table-cell table:formula="of:=(1/([.D7]/[.G7]))*100" office:value-type="float" office:value="0.368227248816412">
            <text:p>0,368227248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formula="of:=([.F8]-[.C8])/[.C8]" office:value-type="float" office:value="0.333333333333333">
            <text:p>0,3333333333</text:p>
          </table:table-cell>
          <table:table-cell table:formula="of:=(1/([.D8]/[.G8]))*100" office:value-type="float" office:value="17.8571428571429">
            <text:p>17,857142857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9273">
            <text:p>49273</text:p>
          </table:table-cell>
          <table:table-cell office:value-type="float" office:value="49349">
            <text:p>49349</text:p>
          </table:table-cell>
          <table:table-cell office:value-type="float" office:value="47">
            <text:p>47</text:p>
          </table:table-cell>
          <table:table-cell office:value-type="float" office:value="378">
            <text:p>378</text:p>
          </table:table-cell>
          <table:table-cell office:value-type="float" office:value="3345">
            <text:p>3345</text:p>
          </table:table-cell>
          <table:table-cell table:formula="of:=([.F9]-[.C9])/[.C9]" office:value-type="float" office:value="1.9375">
            <text:p>1,9375</text:p>
          </table:table-cell>
          <table:table-cell table:formula="of:=(1/([.D9]/[.G9]))*100" office:value-type="float" office:value="0.767154425344509">
            <text:p>0,767154425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978">
            <text:p>34978</text:p>
          </table:table-cell>
          <table:table-cell office:value-type="float" office:value="41670">
            <text:p>41670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2468">
            <text:p>2468</text:p>
          </table:table-cell>
          <table:table-cell table:formula="of:=([.F10]-[.C10])/[.C10]" office:value-type="float" office:value="1.83333333333333">
            <text:p>1,8333333333</text:p>
          </table:table-cell>
          <table:table-cell table:formula="of:=(1/([.D10]/[.G10]))*100" office:value-type="float" office:value="0.740465435416547">
            <text:p>0,740465435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7514">
            <text:p>27514</text:p>
          </table:table-cell>
          <table:table-cell office:value-type="float" office:value="35752">
            <text:p>35752</text:p>
          </table:table-cell>
          <table:table-cell office:value-type="float" office:value="23">
            <text:p>23</text:p>
          </table:table-cell>
          <table:table-cell office:value-type="float" office:value="312">
            <text:p>312</text:p>
          </table:table-cell>
          <table:table-cell office:value-type="float" office:value="2852">
            <text:p>2852</text:p>
          </table:table-cell>
          <table:table-cell table:formula="of:=([.F11]-[.C11])/[.C11]" office:value-type="float" office:value="1.09090909090909">
            <text:p>1,0909090909</text:p>
          </table:table-cell>
          <table:table-cell table:formula="of:=(1/([.D11]/[.G11]))*100" office:value-type="float" office:value="1.13396816166315">
            <text:p>1,133968161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872">
            <text:p>87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table:formula="of:=([.F12]-[.C12])/[.C12]" office:value-type="float" office:value="0.6">
            <text:p>0,6</text:p>
          </table:table-cell>
          <table:table-cell table:formula="of:=(1/([.D12]/[.G12]))*100" office:value-type="float" office:value="5.13833992094862">
            <text:p>5,13833992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80">
            <text:p>2880</text:p>
          </table:table-cell>
          <table:table-cell office:value-type="float" office:value="6326">
            <text:p>6326</text:p>
          </table:table-cell>
          <table:table-cell office:value-type="float" office:value="19">
            <text:p>19</text:p>
          </table:table-cell>
          <table:table-cell office:value-type="float" office:value="140">
            <text:p>140</text:p>
          </table:table-cell>
          <table:table-cell office:value-type="float" office:value="1250">
            <text:p>1250</text:p>
          </table:table-cell>
          <table:table-cell table:formula="of:=([.F13]-[.C13])/[.C13]" office:value-type="float" office:value="1.71428571428571">
            <text:p>1,7142857143</text:p>
          </table:table-cell>
          <table:table-cell table:formula="of:=(1/([.D13]/[.G13]))*100" office:value-type="float" office:value="4.86111111111111">
            <text:p>4,861111111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8984">
            <text:p>28984</text:p>
          </table:table-cell>
          <table:table-cell office:value-type="float" office:value="59199">
            <text:p>59199</text:p>
          </table:table-cell>
          <table:table-cell office:value-type="float" office:value="40">
            <text:p>40</text:p>
          </table:table-cell>
          <table:table-cell office:value-type="float" office:value="258">
            <text:p>258</text:p>
          </table:table-cell>
          <table:table-cell office:value-type="float" office:value="2279">
            <text:p>2279</text:p>
          </table:table-cell>
          <table:table-cell table:formula="of:=([.F14]-[.C14])/[.C14]" office:value-type="float" office:value="1.85714285714286">
            <text:p>1,8571428571</text:p>
          </table:table-cell>
          <table:table-cell table:formula="of:=(1/([.D14]/[.G14]))*100" office:value-type="float" office:value="0.890146287606956">
            <text:p>0,890146287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55889">
            <text:p>55889</text:p>
          </table:table-cell>
          <table:table-cell office:value-type="float" office:value="58771">
            <text:p>58771</text:p>
          </table:table-cell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2043">
            <text:p>2043</text:p>
          </table:table-cell>
          <table:table-cell table:formula="of:=([.F15]-[.C15])/[.C15]" office:value-type="float" office:value="1.41666666666667">
            <text:p>1,4166666667</text:p>
          </table:table-cell>
          <table:table-cell table:formula="of:=(1/([.D15]/[.G15]))*100" office:value-type="float" office:value="0.329223997566605">
            <text:p>0,329223997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8213">
            <text:p>28213</text:p>
          </table:table-cell>
          <table:table-cell office:value-type="float" office:value="40908">
            <text:p>40908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1560">
            <text:p>1560</text:p>
          </table:table-cell>
          <table:table-cell table:formula="of:=([.F16]-[.C16])/[.C16]" office:value-type="float" office:value="1.4">
            <text:p>1,4</text:p>
          </table:table-cell>
          <table:table-cell table:formula="of:=(1/([.D16]/[.G16]))*100" office:value-type="float" office:value="0.606103569276575">
            <text:p>0,606103569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office:value-type="float" office:value="1461">
            <text:p>146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table:formula="of:=([.F17]-[.C17])/[.C17]" office:value-type="float" office:value="0.4">
            <text:p>0,4</text:p>
          </table:table-cell>
          <table:table-cell table:formula="of:=(1/([.D17]/[.G17]))*100" office:value-type="float" office:value="6.26631853785901">
            <text:p>6,266318537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624">
            <text:p>3624</text:p>
          </table:table-cell>
          <table:table-cell office:value-type="float" office:value="9155">
            <text:p>915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47">
            <text:p>347</text:p>
          </table:table-cell>
          <table:table-cell table:formula="of:=([.F18]-[.C18])/[.C18]" office:value-type="float" office:value="0.857142857142857">
            <text:p>0,8571428571</text:p>
          </table:table-cell>
          <table:table-cell table:formula="of:=(1/([.D18]/[.G18]))*100" office:value-type="float" office:value="0.910596026490066">
            <text:p>0,910596026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11" office:value-type="float" office:value="9">
            <text:p>9</text:p>
          </table:table-cell>
          <table:table-cell table:style-name="ce9" office:value-type="float" office:value="16056">
            <text:p>16056</text:p>
          </table:table-cell>
          <table:table-cell table:style-name="ce9" office:value-type="float" office:value="27773">
            <text:p>27773</text:p>
          </table:table-cell>
          <table:table-cell table:style-name="ce11" office:value-type="float" office:value="18">
            <text:p>18</text:p>
          </table:table-cell>
          <table:table-cell table:style-name="ce9" office:value-type="float" office:value="81">
            <text:p>81</text:p>
          </table:table-cell>
          <table:table-cell table:style-name="ce15" office:value-type="float" office:value="631">
            <text:p>631</text:p>
          </table:table-cell>
          <table:table-cell table:style-name="ce9" table:formula="of:=([.F19]-[.C19])/[.C19]" office:value-type="float" office:value="1">
            <text:p>1</text:p>
          </table:table-cell>
          <table:table-cell table:style-name="ce15" table:formula="of:=(1/([.D19]/[.G19]))*100" office:value-type="float" office:value="0.504484304932735">
            <text:p>0,504484304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>
            <text:p>průměr chybovosti:</text:p>
          </table:table-cell>
          <table:table-cell table:formula="of:=AVERAGE([.I5:.I19] )" office:value-type="float" office:value="1.10768759018759">
            <text:p>1,1076875902</text:p>
          </table:table-cell>
          <table:table-cell table:style-name="Default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.01.2012</text:date>, <text:time>22:22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7cm" xlink:href="." xlink:type="simple" chart:class="chart:bar" chart:style-name="ch1">
        <chart:legend chart:legend-position="end" svg:x="12.814cm" svg:y="3.95cm" style:legend-expansion="high" chart:style-name="ch2"/>
        <chart:plot-area chart:style-name="ch3" chart:data-source-has-labels="both" svg:x="0.77cm" svg:y="0.851cm" svg:width="11.404cm" svg:height="7.547cm">
          <chartooo:coordinate-region svg:x="1.947cm" svg:y="1.05cm" svg:width="10.227cm" svg:height="6.701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series chart:style-name="ch8" chart:values-cell-range-address="local-table.$C$2:.$C$16" chart:label-cell-address="local-table.$C$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/brute force</text:p>
              </table:table-cell>
              <table:table-cell office:value-type="string">
                <text:p>heuristika</text:p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</table:table-cell>
              <table:table-cell office:value-type="float" office:value="8991">
                <text:p>899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083">
                <text:p>80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915">
                <text:p>79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4">
                <text:p>1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9349">
                <text:p>4934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1670">
                <text:p>4167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5752">
                <text:p>3575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72">
                <text:p>8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326">
                <text:p>632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9199">
                <text:p>5919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8771">
                <text:p>5877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908">
                <text:p>4090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61">
                <text:p>14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155">
                <text:p>915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7773">
                <text:p>27773</text:p>
              </table:table-cell>
              <table:table-cell office:value-type="float" office:value="631">
                <text:p>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